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729fcf" fo:min-height="0.712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466cm" fo:min-width="1.469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textarea-horizontal-align="justify" draw:textarea-vertical-align="middle" draw:auto-grow-height="false" fo:min-height="1.277cm" fo:min-width="1.027cm"/>
    </style:style>
    <style:style style:name="gr6" style:family="graphic" style:parent-style-name="standard">
      <style:graphic-properties draw:textarea-horizontal-align="justify" draw:textarea-vertical-align="middle" draw:auto-grow-height="false" fo:min-height="1.735cm" fo:min-width="3.438cm"/>
    </style:style>
    <style:style style:name="gr7" style:family="graphic" style:parent-style-name="standard">
      <style:graphic-properties draw:textarea-horizontal-align="justify" draw:textarea-vertical-align="middle" draw:auto-grow-height="false" fo:min-height="0.37cm" fo:min-width="3.183cm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712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88cm"/>
    </style:style>
    <style:style style:name="gr10" style:family="graphic" style:parent-style-name="standard">
      <style:graphic-properties draw:textarea-horizontal-align="justify" draw:textarea-vertical-align="middle" draw:auto-grow-height="false" fo:min-height="2.036cm" fo:min-width="5.469cm"/>
    </style:style>
    <style:style style:name="P1" style:family="paragraph">
      <loext:graphic-properties draw:fill="solid" draw:fill-color="#729fcf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style:text-properties fo:color="#729fcf"/>
    </style:style>
    <style:style style:name="P6" style:family="paragraph">
      <loext:graphic-properties draw:fill="none" draw:fill-color="#ffffff"/>
      <style:text-properties fo:color="#729fc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top="0.3cm" fo:margin-bottom="0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fo:color="#729fcf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06cm" svg:height="0.962cm" svg:x="11.795cm" svg:y="1.758cm">
          <draw:text-box>
            <text:p>Presentation layer</text:p>
          </draw:text-box>
        </draw:frame>
        <draw:line draw:style-name="gr2" draw:text-style-name="P2" draw:layer="layout" svg:x1="2.435cm" svg:y1="7.793cm" svg:x2="27.073cm" svg:y2="7.793cm">
          <text:p/>
        </draw:line>
        <draw:line draw:style-name="gr2" draw:text-style-name="P2" draw:layer="layout" svg:x1="2.435cm" svg:y1="13.893cm" svg:x2="27.073cm" svg:y2="13.893cm">
          <text:p/>
        </draw:line>
        <draw:frame draw:style-name="gr1" draw:text-style-name="P4" draw:layer="layout" svg:width="5.985cm" svg:height="0.962cm" svg:x="4.54cm" svg:y="8.457cm">
          <draw:text-box>
            <text:p text:style-name="P3">Application layer</text:p>
          </draw:text-box>
        </draw:frame>
        <draw:frame draw:style-name="gr1" draw:text-style-name="P4" draw:layer="layout" svg:width="5.706cm" svg:height="0.962cm" svg:x="18.541cm" svg:y="8.36cm">
          <draw:text-box>
            <text:p text:style-name="P3">Service layer</text:p>
          </draw:text-box>
        </draw:frame>
        <draw:frame draw:style-name="gr1" draw:text-style-name="P4" draw:layer="layout" svg:width="4.572cm" svg:height="0.962cm" svg:x="12.176cm" svg:y="14.572cm">
          <draw:text-box>
            <text:p text:style-name="P3">Data layer</text:p>
          </draw:text-box>
        </draw:frame>
        <draw:custom-shape draw:style-name="gr3" draw:text-style-name="P3" draw:layer="layout" svg:width="2.54cm" svg:height="2.286cm" svg:x="3.797cm" svg:y="10.46cm">
          <text:p text:style-name="P3">App1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2.54cm" svg:height="2.286cm" svg:x="7.098cm" svg:y="10.461cm">
          <text:p text:style-name="P3">App1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6" draw:layer="layout" svg:width="1.623cm" svg:height="1.673cm" draw:transform="rotate (0.0123918376891597) translate (9.688cm 11.095cm)">
          <draw:text-box>
            <text:p text:style-name="P5"><text:span text:style-name="T1">...</text:span></text:p>
          </draw:text-box>
        </draw:frame>
        <draw:custom-shape draw:style-name="gr5" draw:text-style-name="P3" draw:layer="layout" svg:width="2.159cm" svg:height="2.159cm" svg:x="17.216cm" svg:y="10.46cm">
          <text:p text:style-name="P3">Srv1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3" draw:layer="layout" svg:width="2.159cm" svg:height="2.159cm" svg:x="20.416cm" svg:y="10.46cm">
          <text:p text:style-name="P3">Srv1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4" draw:text-style-name="P6" draw:layer="layout" svg:width="1.623cm" svg:height="1.673cm" draw:transform="rotate (0.0123918376891597) translate (23.188cm 11.095cm)">
          <draw:text-box>
            <text:p text:style-name="P5"><text:span text:style-name="T1">...</text:span></text:p>
          </draw:text-box>
        </draw:frame>
        <draw:custom-shape draw:style-name="gr6" draw:text-style-name="P3" draw:layer="layout" svg:width="3.937cm" svg:height="3.175cm" svg:x="5.007cm" svg:y="16.15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7" draw:text-style-name="P3" draw:layer="layout" svg:width="3.683cm" svg:height="1.175cm" svg:x="20.718cm" svg:y="18.35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7" draw:text-style-name="P3" draw:layer="layout" svg:width="3.683cm" svg:height="1.175cm" svg:x="20.718cm" svg:y="17.25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7" draw:text-style-name="P3" draw:layer="layout" svg:width="3.683cm" svg:height="1.175cm" svg:x="20.718cm" svg:y="16.15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frame draw:style-name="gr8" draw:text-style-name="P8" draw:layer="layout" svg:width="2.614cm" svg:height="1.973cm" draw:transform="rotate (0.0123918376891597) translate (21.388cm 17.549cm)">
          <draw:text-box>
            <text:p>Binary</text:p>
            <text:p text:style-name="P7">storage</text:p>
          </draw:text-box>
        </draw:frame>
        <draw:frame draw:style-name="gr9" draw:text-style-name="P9" draw:layer="layout" svg:width="3.072cm" svg:height="1.673cm" draw:transform="rotate (0.0123918376891597) translate (5.412cm 17.215cm)">
          <draw:text-box>
            <text:p text:style-name="P3">Symbolic</text:p>
            <text:p text:style-name="P3">storage</text:p>
          </draw:text-box>
        </draw:frame>
        <draw:line draw:style-name="gr2" draw:text-style-name="P2" draw:layer="layout" svg:x1="14.754cm" svg:y1="8.174cm" svg:x2="14.627cm" svg:y2="13.254cm">
          <text:p/>
        </draw:line>
        <draw:custom-shape draw:style-name="gr10" draw:text-style-name="P3" draw:layer="layout" svg:width="5.969cm" svg:height="2.286cm" svg:x="3.668cm" svg:y="3.986cm">
          <text:p text:style-name="P3">Desktop App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969cm" svg:height="2.286cm" svg:x="11.668cm" svg:y="3.986cm">
          <text:p text:style-name="P3">Web App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969cm" svg:height="2.286cm" svg:x="19.268cm" svg:y="3.986cm">
          <text:p text:style-name="P3">Mobile Ap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fill="solid" draw:fill-color="#000000" draw:textarea-horizontal-align="justify" draw:textarea-vertical-align="middle" draw:auto-grow-height="false" fo:min-height="21.324cm" fo:min-width="29.599cm"/>
    </style:style>
    <style:style style:name="MP1" style:family="paragraph">
      <loext:graphic-properties draw:fill="solid" draw:fill-color="#000000"/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custom-shape draw:style-name="Mgr1" draw:text-style-name="MP1" draw:layer="backgroundobjects" svg:width="30.099cm" svg:height="21.574cm" svg:x="-0.143cm" svg:y="0cm">
        <text:p/>
        <draw:enhanced-geometry svg:viewBox="0 0 21600 21600" draw:type="rectangle" draw:enhanced-path="M 0 0 L 21600 0 21600 21600 0 21600 0 0 Z N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1T21:39:55.342000000</meta:creation-date>
    <dc:date>2020-03-02T16:18:09.704000000</dc:date>
    <meta:editing-duration>PT25M24S</meta:editing-duration>
    <meta:editing-cycles>5</meta:editing-cycles>
    <meta:generator>LibreOffice/6.2.8.2$Windows_X86_64 LibreOffice_project/f82ddfca21ebc1e222a662a32b25c0c9d20169ee</meta:generator>
    <meta:document-statistic meta:object-count="24"/>
  </office:meta>
</office:document-meta>
</file>